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244" table:default-cell-style-name="ce6"/>
        <table:table-column table:style-name="co1" table:number-columns-repeated="161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Cyril</text:p>
          </table:table-cell>
          <table:table-cell table:style-name="ce4" office:value-type="string" calcext:value-type="string">
            <text:p>Cazea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8" calcext:value-type="float">
            <text:p>158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Hoth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a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0" calcext:value-type="float">
            <text:p>3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1" calcext:value-type="float">
            <text:p>311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2" calcext:value-type="float">
            <text:p>312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3" calcext:value-type="float">
            <text:p>313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4" calcext:value-type="float">
            <text:p>314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5" calcext:value-type="float">
            <text:p>315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237"/>
          <table:table-cell table:style-name="Default" table:number-columns-repeated="16122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ce16" table:number-columns-repeated="16122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6" calcext:value-type="float">
            <text:p>48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Bathobele</text:p>
          </table:table-cell>
          <table:table-cell table:style-name="ce16" office:value-type="string" calcext:value-type="string">
            <text:p>Hlekan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7" calcext:value-type="float">
            <text:p>677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3" calcext:value-type="float">
            <text:p>1493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4" calcext:value-type="float">
            <text:p>1494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5" calcext:value-type="float">
            <text:p>1495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6" calcext:value-type="float">
            <text:p>1496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7" calcext:value-type="float">
            <text:p>149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8" calcext:value-type="float">
            <text:p>149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9" calcext:value-type="float">
            <text:p>1499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1" calcext:value-type="float">
            <text:p>150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3" calcext:value-type="float">
            <text:p>3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 table:number-rows-repeated="1047619">
          <table:table-cell table:number-columns-repeated="262"/>
          <table:table-cell table:style-name="Default" table:number-columns-repeated="16122"/>
        </table:table-row>
        <table:table-row table:style-name="ro1">
          <table:table-cell table:number-columns-repeated="262"/>
          <table:table-cell table:style-name="Default" table:number-columns-repeated="16122"/>
        </table:table-row>
      </table:table>
      <table:named-expressions/>
      <table:database-ranges>
        <table:database-range table:name="__Anonymous_Sheet_DB__0" table:target-range-address="Feuille1.B915:Feuille1.C93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18:56:59.035501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9-26T19:04:30.975456900</dc:date>
    <meta:editing-cycles>292</meta:editing-cycles>
    <meta:editing-duration>P18DT23H32M20S</meta:editing-duration>
    <meta:generator>LibreOffice/25.2.5.2$Windows_X86_64 LibreOffice_project/03d19516eb2e1dd5d4ccd751a0d6f35f35e08022</meta:generator>
    <meta:document-statistic meta:table-count="1" meta:cell-count="12483" meta:object-count="0"/>
  </office:meta>
</office:document-meta>
</file>